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3936906107712" text:id="ct93936906107712">
          <text:insertion>
            <office:change-info>
              <dc:creator>inconnu</dc:creator>
              <dc:date>2009-08-03T11:55:00</dc:date>
            </office:change-info>
          </text:insertion>
        </text:changed-region>
        <text:changed-region xml:id="ct93936963694304" text:id="ct9393696369430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B (Annexe 31)</text:p>
      <text:p text:style-name="UrbanBody"/>
      <text:p text:style-name="UrbanBody"><text:span text:style-name="T5"/></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text:text-input text:description="Date de l'accusé">applicantobj.getName1()</text:text-input><text:s/><text:text-input text:description="Date de l'accusé">applicantobj.getName2()</text:text-input><text:s/>a <text:s/>introduit une demande de permis d'urbanisme relative à un bien sis : <text:span text:style-name="T7"><text:text-input text:description="Situation des travaux">self.getWorkLocationSignaletic()</text:text-input></text:span>, cadastré section <text:text-input text:description="Date de l'accusé">self.getPortionOutsText()</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93936906107712"/>self.getFolderZone()<text:change-end text:change-id="ct93936906107712"/>" au plan de secteur de Namur adopté par Arrêté Ministériel du 14 mai 1986, et qui n'a pas cessé de produire ses effets pour le bien précité;</text:p>
      <text:p text:style-name="UrbanBody"/>
      <text:p text:style-name="UrbanBody">(2) Considérant que le bien est situé en "<text:change-start text:change-id="ct93936963694304"/>self.getFolderZone()<text:change-end text:change-id="ct93936963694304"/>"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8-03T09:07:03</meta:creation-date>
    <dc:date>2020-12-02T10:03:58.636985642</dc:date>
    <dc:language>fr-FR</dc:language>
    <meta:editing-cycles>18</meta:editing-cycles>
    <meta:editing-duration>PT3H35M37S</meta:editing-duration>
    <meta:document-statistic meta:table-count="0" meta:image-count="0" meta:object-count="0" meta:page-count="9" meta:paragraph-count="132" meta:word-count="3572" meta:character-count="22110" meta:non-whitespace-character-count="18619"/>
    <meta:user-defined meta:name="Info 1"/>
    <meta:user-defined meta:name="Info 2"/>
    <meta:user-defined meta:name="Info 3"/>
    <meta:user-defined meta:name="Info 4"/>
  </office:meta>
</office:document-meta>
</file>